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left" style:writing-mode="lr-tb"/>
    </style:style>
    <style:style style:name="Таблица1.A" style:family="table-column">
      <style:table-column-properties style:column-width="8.498cm"/>
    </style:style>
    <style:style style:name="Таблица1.B" style:family="table-column">
      <style:table-column-properties style:column-width="8.50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B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LO-normal">
      <loext:graphic-properties draw:fill="none" draw:fill-color="#ffffff"/>
      <style:paragraph-properties fo:margin-left="1.199cm" fo:margin-right="0cm" fo:margin-top="0.423cm" fo:margin-bottom="0.423cm" style:contextual-spacing="false" fo:line-height="100%" fo:text-align="start" style:justify-single-word="false" fo:orphans="2" fo:widows="2" fo:hyphenation-ladder-count="no-limit" fo:text-indent="-0.6cm" style:auto-text-indent="false" fo:background-color="transparent" style:text-autospace="ideograph-alpha" style:punctuation-wrap="hanging" style:line-break="strict" style:writing-mode="lr-tb"/>
      <style:text-properties style:font-name="Times New Roman" fo:font-size="12pt" officeooo:paragraph-rsid="00133d2b" style:font-name-asian="Times New Roman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2" style:family="paragraph" style:parent-style-name="LO-normal">
      <loext:graphic-properties draw:fill="none" draw:fill-color="#ffffff"/>
      <style:paragraph-properties fo:margin-left="1.199cm" fo:margin-right="0cm" fo:margin-top="0.423cm" fo:margin-bottom="0.423cm" style:contextual-spacing="false" fo:line-height="100%" fo:text-indent="-0.6cm" style:auto-text-indent="false" fo:break-before="page" fo:background-color="transparent"/>
      <style:text-properties style:font-name="Times New Roman" fo:font-size="12pt" officeooo:paragraph-rsid="00133d2b" style:font-name-asian="Times New Roman" style:font-size-asian="12pt" style:font-name-complex="Times New Roman" style:font-size-complex="12pt"/>
    </style:style>
    <style:style style:name="P3" style:family="paragraph" style:parent-style-name="LO-normal">
      <style:paragraph-properties fo:margin-top="0cm" fo:margin-bottom="0cm" style:contextual-spacing="false" fo:line-height="150%"/>
      <style:text-properties style:font-name="Times New Roman" fo:font-weight="bold" officeooo:paragraph-rsid="001317a7" style:font-weight-asian="bold" style:font-name-complex="Times New Roman"/>
    </style:style>
    <style:style style:name="P4" style:family="paragraph" style:parent-style-name="LO-normal">
      <style:paragraph-properties fo:margin-top="0cm" fo:margin-bottom="0cm" style:contextual-spacing="false" fo:line-height="150%"/>
      <style:text-properties style:font-name="Times New Roman" fo:font-weight="bold" officeooo:paragraph-rsid="00133d2b" style:font-weight-asian="bold" style:font-name-complex="Times New Roman"/>
    </style:style>
    <style:style style:name="P5" style:family="paragraph" style:parent-style-name="LO-normal">
      <style:paragraph-properties fo:margin-top="0.402cm" fo:margin-bottom="0.402cm" style:contextual-spacing="false" fo:line-height="100%"/>
      <style:text-properties style:font-name="Times New Roman" fo:font-weight="bold" officeooo:paragraph-rsid="001317a7" style:font-weight-asian="bold" style:font-name-complex="Times New Roman"/>
    </style:style>
    <style:style style:name="P6" style:family="paragraph" style:parent-style-name="LO-normal">
      <style:paragraph-properties fo:margin-top="0.402cm" fo:margin-bottom="0.402cm" style:contextual-spacing="false" fo:line-height="100%"/>
      <style:text-properties style:font-name="Times New Roman" fo:font-weight="bold" officeooo:paragraph-rsid="00133d2b" style:font-weight-asian="bold" style:font-name-complex="Times New Roman"/>
    </style:style>
    <style:style style:name="P7" style:family="paragraph" style:parent-style-name="LO-normal">
      <style:paragraph-properties fo:margin-top="0cm" fo:margin-bottom="0cm" style:contextual-spacing="false" fo:line-height="100%"/>
      <style:text-properties style:font-name="Times New Roman" fo:font-weight="bold" officeooo:paragraph-rsid="00133d2b" style:font-weight-asian="bold" style:font-name-complex="Times New Roman"/>
    </style:style>
    <style:style style:name="P8" style:family="paragraph" style:parent-style-name="LO-normal">
      <style:paragraph-properties fo:margin-top="0.402cm" fo:margin-bottom="0.402cm" style:contextual-spacing="false" fo:line-height="100%"/>
      <style:text-properties style:font-name="Times New Roman" fo:font-weight="bold" officeooo:paragraph-rsid="00133d2b" style:font-weight-asian="bold" style:font-name-complex="Times New Roman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.423cm" fo:margin-bottom="0.423cm" style:contextual-spacing="false" fo:line-height="100%" fo:text-align="start" style:justify-single-word="false" fo:orphans="2" fo:widows="2" fo:hyphenation-ladder-count="no-limit" fo:text-indent="0.9cm" style:auto-text-indent="false" fo:break-before="page" fo:background-color="transparent" style:text-autospace="ideograph-alpha" style:punctuation-wrap="hanging" style:line-break="strict" style:writing-mode="lr-tb"/>
      <style:text-properties officeooo:paragraph-rsid="00133d2b" fo:hyphenate="false" fo:hyphenation-remain-char-count="2" fo:hyphenation-push-char-count="2" loext:hyphenation-no-caps="false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.423cm" fo:margin-bottom="0.423cm" style:contextual-spacing="false" fo:line-height="100%" fo:text-align="start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/>
      <style:text-properties officeooo:paragraph-rsid="00133d2b" fo:hyphenate="false" fo:hyphenation-remain-char-count="2" fo:hyphenation-push-char-count="2" loext:hyphenation-no-caps="false"/>
    </style:style>
    <style:style style:name="P11" style:family="paragraph" style:parent-style-name="LO-normal">
      <style:paragraph-properties fo:margin-left="1.27cm" fo:margin-right="0cm" fo:margin-top="0.021cm" fo:margin-bottom="0cm" style:contextual-spacing="false" fo:line-height="100%" fo:text-indent="-0.635cm" style:auto-text-indent="false"/>
      <style:text-properties officeooo:paragraph-rsid="001317a7"/>
    </style:style>
    <style:style style:name="P12" style:family="paragraph" style:parent-style-name="LO-normal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1317a7"/>
    </style:style>
    <style:style style:name="P13" style:family="paragraph" style:parent-style-name="LO-normal">
      <style:paragraph-properties fo:margin-left="1.27cm" fo:margin-right="0cm" fo:margin-top="0.021cm" fo:margin-bottom="0cm" style:contextual-spacing="false" fo:line-height="100%" fo:text-indent="-0.635cm" style:auto-text-indent="false"/>
      <style:text-properties officeooo:paragraph-rsid="00133d2b"/>
    </style:style>
    <style:style style:name="P14" style:family="paragraph" style:parent-style-name="LO-normal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133d2b"/>
    </style:style>
    <style:style style:name="P15" style:family="paragraph" style:parent-style-name="LO-normal">
      <loext:graphic-properties draw:fill="none" draw:fill-color="#ffffff"/>
      <style:paragraph-properties fo:margin-left="1.199cm" fo:margin-right="0cm" fo:margin-top="0.423cm" fo:margin-bottom="0.423cm" style:contextual-spacing="false" fo:line-height="100%" fo:text-indent="-0.6cm" style:auto-text-indent="false" fo:background-color="transparent"/>
      <style:text-properties fo:color="#000000" loext:opacity="100%" style:font-name="Times New Roman" fo:font-size="12pt" fo:language="ru" fo:country="RU" fo:font-weight="bold" officeooo:paragraph-rsid="00133d2b" style:font-name-asian="Segoe UI1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P16" style:family="paragraph" style:parent-style-name="LO-normal">
      <loext:graphic-properties draw:fill="none" draw:fill-color="#ffffff"/>
      <style:paragraph-properties fo:margin-left="1.199cm" fo:margin-right="0cm" fo:margin-top="0.423cm" fo:margin-bottom="0.423cm" style:contextual-spacing="false" fo:line-height="100%" fo:text-indent="-0.6cm" style:auto-text-indent="false" fo:background-color="transparent"/>
      <style:text-properties fo:color="#000000" loext:opacity="100%" style:font-name="Times New Roman" fo:font-size="12pt" fo:language="ru" fo:country="RU" fo:font-style="italic" fo:font-weight="normal" officeooo:paragraph-rsid="00133d2b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P17" style:family="paragraph" style:parent-style-name="LO-normal">
      <style:paragraph-properties fo:line-height="100%" fo:text-align="start" style:justify-single-word="false" fo:orphans="0" fo:widows="0"/>
      <style:text-properties officeooo:paragraph-rsid="00133d2b"/>
    </style:style>
    <style:style style:name="P18" style:family="paragraph" style:parent-style-name="LO-normal">
      <style:paragraph-properties fo:margin-top="0.423cm" fo:margin-bottom="0.423cm" style:contextual-spacing="false" fo:line-height="100%"/>
      <style:text-properties officeooo:paragraph-rsid="00133d2b"/>
    </style:style>
    <style:style style:name="P19" style:family="paragraph" style:parent-style-name="LO-normal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133d2b"/>
    </style:style>
    <style:style style:name="P20" style:family="paragraph" style:parent-style-name="LO-normal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133d2b"/>
    </style:style>
    <style:style style:name="P21" style:family="paragraph" style:parent-style-name="Standard" style:list-style-name="">
      <loext:graphic-properties draw:fill="none" draw:fill-color="#ffffff"/>
      <style:paragraph-properties fo:margin-left="1.371cm" fo:margin-right="0cm" fo:margin-top="0cm" fo:margin-bottom="0cm" style:contextual-spacing="false" fo:line-height="100%" fo:text-align="start" style:justify-single-word="false" fo:text-indent="0cm" style:auto-text-indent="false" fo:background-color="transparent" style:writing-mode="lr-tb"/>
      <style:text-properties officeooo:paragraph-rsid="001317a7"/>
    </style:style>
    <style:style style:name="P22" style:family="paragraph" style:parent-style-name="Standard" style:list-style-name="">
      <loext:graphic-properties draw:fill="none" draw:fill-color="#ffffff"/>
      <style:paragraph-properties fo:margin-left="1.371cm" fo:margin-right="0cm" fo:margin-top="0cm" fo:margin-bottom="0cm" style:contextual-spacing="false" fo:line-height="100%" fo:text-align="start" style:justify-single-word="false" fo:text-indent="0cm" style:auto-text-indent="false" fo:background-color="transparent" style:writing-mode="lr-tb"/>
      <style:text-properties officeooo:paragraph-rsid="00133d2b"/>
    </style:style>
    <style:style style:name="P23" style:family="paragraph" style:parent-style-name="Table_20_Contents">
      <style:paragraph-properties fo:text-align="start" style:justify-single-word="false" style:writing-mode="lr-tb"/>
      <style:text-properties style:font-name="Times New Roman" fo:font-weight="bold" officeooo:paragraph-rsid="00133d2b" style:font-weight-asian="bold" style:font-name-complex="Times New Roman" style:font-weight-complex="bold"/>
    </style:style>
    <style:style style:name="P24" style:family="paragraph" style:parent-style-name="Table_20_Contents">
      <style:paragraph-properties fo:text-align="start" style:justify-single-word="false" style:writing-mode="lr-tb"/>
      <style:text-properties style:font-name="Times New Roman" officeooo:paragraph-rsid="00133d2b" style:font-name-complex="Times New Roman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weight-complex="bold"/>
    </style:style>
    <style:style style:name="T3" style:family="text">
      <style:text-properties style:font-name="Times New Roman" fo:font-weight="bold" officeooo:rsid="001317a7" style:font-weight-asian="bold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" style:family="text">
      <style:text-properties fo:color="#000000" loext:opacity="100%" style:font-name="Times New Roman" fo:font-size="12pt" fo:language="ru" fo:country="RU" fo:font-weight="bold" style:font-name-asian="Segoe UI1" style:font-size-asian="12pt" style:language-asian="zh" style:country-asian="CN" style:font-weight-asian="bold" style:font-name-complex="Times New Roman" style:font-size-complex="12pt" style:language-complex="hi" style:country-complex="IN"/>
    </style:style>
    <style:style style:name="T8" style:family="text">
      <style:text-properties fo:color="#000000" loext:opacity="100%" style:font-name="Times New Roman" fo:font-size="12pt" fo:language="ru" fo:country="RU" style:font-name-asian="Segoe UI1" style:font-size-asian="12pt" style:language-asian="zh" style:country-asian="CN" style:font-name-complex="Times New Roman" style:font-size-complex="12pt" style:language-complex="hi" style:country-complex="IN"/>
    </style:style>
    <style:style style:name="T9" style:family="text">
      <style:text-properties fo:color="#000000" loext:opacity="100%" style:font-name="Times New Roman" fo:font-size="12pt" fo:language="ru" fo:country="RU" fo:font-weight="normal" style:font-name-asian="Segoe UI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0" style:family="text">
      <style:text-properties fo:color="#000000" loext:opacity="100%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11" style:family="text">
      <style:text-properties fo:color="#000000" loext:opacity="100%" fo:language="ru" fo:country="RU" fo:font-weight="bold" style:font-name-asian="Segoe UI1" style:language-asian="zh" style:country-asian="CN" style:font-weight-asian="bold"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ID - 3 </text:span><text:span text:style-name="T7">Проверка значения «Буквы на кириллице» «Ручным методом» для поля ввода Имени во вкладке Паспорт в профиле пользователя </text:span></text:p>
      <text:p text:style-name="P4">Действия (Шаги)</text:p>
      <text:p text:style-name="P13"><text:span text:style-name="T2">Дано</text:span><text:span text:style-name="T4"> пользователь </text:span><text:span text:style-name="T8">авторизован</text:span></text:p>
      <text:p text:style-name="P13"><text:span text:style-name="T2">Дано</text:span><text:span text:style-name="T4"> открыта </text:span><text:span text:style-name="T8">вкладка Паспорт в профиле пользователя</text:span></text:p>
      <text:p text:style-name="P14"><text:span text:style-name="T2">Когда </text:span><text:span text:style-name="T9">в поле Имя ввожу значение Буквы на кириллице</text:span></text:p>
      <text:p text:style-name="P14"/>
      <text:p text:style-name="P6">Ожидаемый результат</text:p>
      <text:p text:style-name="P22"><text:span text:style-name="T5">Тогда</text:span><text:span text:style-name="T6"> </text:span><text:span text:style-name="T10">поле принимает значение </text:span></text:p>
      <text:p text:style-name="P1"><text:span text:style-name="T11">----------</text:span></text:p>
      <text:p text:style-name="P10"><text:span text:style-name="T1">ID - 5 О</text:span><text:span text:style-name="T7">ставить пустым поле для ввода Имени во вкладке Паспорт в профиле пользователя </text:span></text:p>
      <text:p text:style-name="P4">Действия (Шаги)</text:p>
      <text:p text:style-name="P13"><text:span text:style-name="T2">Дано</text:span><text:span text:style-name="T4"> пользователь </text:span><text:span text:style-name="T8">авторизован</text:span></text:p>
      <text:p text:style-name="P13"><text:span text:style-name="T2">Дано</text:span><text:span text:style-name="T4"> открыта </text:span><text:span text:style-name="T8">вкладка Паспорт в профиле пользователя</text:span></text:p>
      <text:p text:style-name="P14"><text:span text:style-name="T2">Когда </text:span><text:span text:style-name="T9">оставляю поле для ввода Имени пустым</text:span></text:p>
      <text:p text:style-name="P14"/>
      <text:p text:style-name="P6">Ожидаемый результат</text:p>
      <text:p text:style-name="P22"><text:span text:style-name="T5">Тогда</text:span><text:span text:style-name="T6"> </text:span><text:span text:style-name="T10">появляется сообщение об ошибке «Укажите свое имя»</text:span></text:p>
      <text:p text:style-name="P22"/>
      <text:p text:style-name="P15">----------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3">Входные данные</text:p>
          </table:table-cell>
          <table:table-cell table:style-name="Таблица1.B1" office:value-type="string">
            <text:p text:style-name="P23">Ожидаемый результат</text:p>
          </table:table-cell>
        </table:table-row>
        <table:table-row table:style-name="Таблица1.1">
          <table:table-cell table:style-name="Таблица1.A2" office:value-type="string">
            <text:p text:style-name="P24">Верный логин/верный пароль</text:p>
          </table:table-cell>
          <table:table-cell table:style-name="Таблица1.B2" office:value-type="string">
            <text:p text:style-name="P24">Пользователь авторизован</text:p>
          </table:table-cell>
        </table:table-row>
        <table:table-row table:style-name="Таблица1.1">
          <table:table-cell table:style-name="Таблица1.A2" office:value-type="string">
            <text:p text:style-name="P24">Неверный логин/ неверный пароль</text:p>
          </table:table-cell>
          <table:table-cell table:style-name="Таблица1.B2" office:value-type="string">
            <text:p text:style-name="P17"><text:span text:style-name="T4">Пользователь не авторизован, сообщение о неверном пароле/логине</text:span></text:p>
          </table:table-cell>
        </table:table-row>
        <table:table-row table:style-name="Таблица1.1">
          <table:table-cell table:style-name="Таблица1.A2" office:value-type="string">
            <text:p text:style-name="P24">Верный логин/неверный пароль</text:p>
          </table:table-cell>
          <table:table-cell table:style-name="Таблица1.B2" office:value-type="string">
            <text:p text:style-name="P17"><text:span text:style-name="T4">Пользователь не авторизован, сообщение о неверном пароле/логине</text:span></text:p>
          </table:table-cell>
        </table:table-row>
        <table:table-row table:style-name="Таблица1.1">
          <table:table-cell table:style-name="Таблица1.A2" office:value-type="string">
            <text:p text:style-name="P24">Неверный логин/ верный пароль</text:p>
          </table:table-cell>
          <table:table-cell table:style-name="Таблица1.B2" office:value-type="string">
            <text:p text:style-name="P17"><text:span text:style-name="T4">Пользователь не авторизован, сообщение о неверном пароле/логине</text:span></text:p>
          </table:table-cell>
        </table:table-row>
      </table:table>
      <text:p text:style-name="P18"><text:span text:style-name="T1">ID - 6 Вход в личный кабинет через кнопку Войти с верным и неверным логином/паролем</text:span></text:p>
      <text:p text:style-name="P7">Действия (Шаги)</text:p>
      <text:p text:style-name="P19"><text:span text:style-name="T2">Дано</text:span><text:span text:style-name="T4"> новый пользователь зарегистрирован</text:span></text:p>
      <text:p text:style-name="P14"><text:span text:style-name="T2">Когда</text:span><text:span text:style-name="T4"> ввожу входные данные в поля Логин/пароль</text:span></text:p>
      <text:p text:style-name="P14"><text:span text:style-name="T2">Когда</text:span><text:span text:style-name="T4"> нажимаю кнопку Войти</text:span></text:p>
      <text:p text:style-name="P6">Ожидаемый результат</text:p>
      <text:p text:style-name="P14"><text:span text:style-name="T2">Тогда</text:span><text:span text:style-name="T4"> см. таблицу</text:span></text:p>
      <text:p text:style-name="P16">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Liberation Serif1" fo:font-family="'Liberation Serif', 'Times New Roman'" style:font-family-generic="roman" style:font-pitch="variable" fo:font-size="12pt" fo:language="ru" fo:country="RU" style:font-name-asian="Segoe UI1" style:font-family-asian="'Segoe UI'" style:font-pitch-asian="variable" style:font-size-asian="12pt" style:language-asian="zh" style:country-asian="CN" style:font-name-complex="Tahoma1" style:font-family-complex="Tahoma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01:40:01.120000000</dc:date>
    <meta:editing-duration>PT5M21S</meta:editing-duration>
    <meta:editing-cycles>2</meta:editing-cycles>
    <meta:generator>LibreOffice/7.2.1.2$Windows_X86_64 LibreOffice_project/87b77fad49947c1441b67c559c339af8f3517e22</meta:generator>
    <meta:document-statistic meta:table-count="1" meta:image-count="0" meta:object-count="0" meta:page-count="2" meta:paragraph-count="34" meta:word-count="172" meta:character-count="1252" meta:non-whitespace-character-count="1111"/>
  </office:meta>
</office:document-meta>
</file>